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TimOwebD/Projet3.git" text:style-name="Internet_20_link" text:visited-style-name="Visited_20_Internet_20_Link">https://github.com/TimOwebD/Projet3.g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Dounon</meta:initial-creator>
    <meta:creation-date>2022-12-18T21:36:28.46</meta:creation-date>
    <dc:date>2022-12-19T01:07:41.45</dc:date>
    <dc:creator>Timothy Dounon</dc:creator>
    <meta:editing-duration>PT3H19M31S</meta:editing-duration>
    <meta:editing-cycles>4</meta:editing-cycles>
    <meta:generator>OpenOffice/4.1.9$Win32 OpenOffice.org_project/419m1$Build-9805</meta:generator>
    <meta:document-statistic meta:table-count="0" meta:image-count="0" meta:object-count="0" meta:page-count="1" meta:paragraph-count="1" meta:word-count="1" meta:character-count="39"/>
  </office:meta>
</office:document-meta>
</file>